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.4925in" style:auto-text-indent="false" fo:padding="0in" fo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5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.5in" style:auto-text-indent="false" fo:padding="0in" fo:border="non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Heading_20_2">
      <style:paragraph-properties fo:margin-top="0.25in" fo:margin-bottom="0.0555in" loext:contextual-spacing="false" fo:line-height="100%" fo:orphans="0" fo:widows="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492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1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 style:list-style-name="WWNum6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4" style:family="paragraph" style:parent-style-name="Standard" style:list-style-name="WWNum2">
      <style:paragraph-properties fo:margin-left="0.9898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5" style:family="paragraph" style:parent-style-name="Standard" style:list-style-name="WWNum2">
      <style:paragraph-properties fo:margin-left="0.9898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5in" style:auto-text-indent="false" fo:padding="0in" fo:border="none" fo:keep-with-next="auto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 style:list-style-name="WWNum5">
      <style:paragraph-properties fo:margin-left="0.99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992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8" style:family="paragraph" style:parent-style-name="Standard" style:list-style-name="WWNum1">
      <style:paragraph-properties fo:margin-left="0.99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992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9" style:family="paragraph" style:parent-style-name="Standard" style:list-style-name="WWNum7">
      <style:paragraph-properties fo:margin-left="0.9846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40" style:family="paragraph" style:parent-style-name="Heading_20_2" style:master-page-name="First_20_Page">
      <style:paragraph-properties fo:margin-top="0.25in" fo:margin-bottom="0.0555in" loext:contextual-spacing="false" fo:line-height="100%" fo:orphans="0" fo:widows="0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T5" style:family="text">
      <style:text-properties style:font-name="Times New Roman" fo:font-size="10pt" style:font-name-asian="Times New Roman2" style:font-size-asian="10pt" style:font-name-complex="Times New Roman2" style:font-size-complex="10pt"/>
    </style:style>
    <style:style style:name="T6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8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9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10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fo:color="#1155cc" style:font-name="Times New Roman" fo:font-size="10pt" style:text-underline-style="solid" style:text-underline-width="auto" style:text-underline-color="font-color" style:font-name-asian="Times New Roman2" style:font-size-asian="10pt" style:font-name-complex="Times New Roman2" style:font-size-complex="10pt"/>
    </style:style>
    <style:style style:name="T1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p1wn7yhk17ch"/><text:span text:style-name="T13">E</text:span>ducation</text:p>
      <text:p text:style-name="P2">PhD Student, August 2012 to Feb 2018 (expected defense date)</text:p>
      <text:p text:style-name="P2">Johns Hopkins University Baltimore, MD </text:p>
      <text:p text:style-name="P9"><text:span text:style-name="T6">Thesis: </text:span><text:span text:style-name="T8">The Salience of Faint Objects</text:span></text:p>
      <text:p text:style-name="P10">Advisor: Ernst Niebur</text:p>
      <text:p text:style-name="P10"/>
      <text:p text:style-name="P3">B.S. in Biomedical Engineering; Summa Cum Laude, May 2009</text:p>
      <text:p text:style-name="P3">North Carolina State University Raleigh, NC</text:p>
      <text:p text:style-name="P3"><text:tab/>Bioinstrumentation Concentration</text:p>
      <text:p text:style-name="P3"><text:tab/>GPA: 3.96 / 4.00 </text:p>
      <text:p text:style-name="P19"><text:bookmark text:name="_6wuskvso09qi"/>Publications/Presentations</text:p>
      <text:p text:style-name="P6"><text:span text:style-name="T7">Jeck, D.M., (2017, Nov) “Uniqueness drives visual salience independently of local contrast”. </text:span><text:span text:style-name="T9">Spatial and Feature-Based Attention</text:span><text:span text:style-name="T7">. Symposium conducted at the annual meeting of the Society for Neuroscience, Washington, D.C.</text:span></text:p>
      <text:p text:style-name="P4"/>
      <text:p text:style-name="P5"><text:span text:style-name="T6">Jeck, D. M., Qin, M., Egeth, H., &amp; Niebur, E. (2017). Attentive pointing in natural scenes correlates with other measures of attention. </text:span><text:span text:style-name="T8">Vision Research</text:span><text:span text:style-name="T6">, </text:span><text:span text:style-name="T8">135</text:span><text:span text:style-name="T6">, 54–64. http://doi.org/10.1016/j.visres.2017.04.001</text:span></text:p>
      <text:p text:style-name="P2"/>
      <text:p text:style-name="P1"><text:span text:style-name="T6">Jeck, D.; Niebur, E., "Neuronal common input strength is unidentifiable from average firing rates and synchrony," </text:span><text:span text:style-name="T8">Information Sciences and Systems (CISS), 2015 49th Annual Conference on</text:span><text:span text:style-name="T6"> , pp.1,3, March 2015</text:span></text:p>
      <text:p text:style-name="P2"/>
      <text:p text:style-name="P1"><text:span text:style-name="T6">Jeck, D.; Niebur, E., "Closed form jitter methods for neuronal spike train analysis," </text:span><text:span text:style-name="T8">Information Sciences and Systems (CISS), 2015 49th Annual Conference on</text:span><text:span text:style-name="T6"> , pp.1,3, March 2015</text:span></text:p>
      <text:p text:style-name="P2"/>
      <text:p text:style-name="P8">Jeck, D.; Niebur, E., “Closed form jitter analysis of neuronal spike trains,” Zanvyl Krieger Mind/Brain </text:p>
      <text:p text:style-name="P8">Institute, Johns Hopkins University, Tech. Rep. DJEN-2015.1, 2015, arXiv:1502.07907 [q-bio.NC].</text:p>
      <text:p text:style-name="P8"/>
      <text:p text:style-name="P19"><text:bookmark text:name="_h6nhq63vmgjq"/>Honors And Awards</text:p>
      <text:list xml:id="list1155497632064914866" text:style-name="WWNum3">
        <text:list-item>
          <text:p text:style-name="P27">Society for Neuroscience (SfN) annual meeting nanosymposium presenter (Nov 2017)</text:p>
        </text:list-item>
        <text:list-item>
          <text:p text:style-name="P27">Modeling Neural Activity Conference (MONA2) Travel award (2016)</text:p>
        </text:list-item>
        <text:list-item>
          <text:p text:style-name="P27">MIT Brains Minds and Machines (BMM) summer course Travel award (2016)</text:p>
        </text:list-item>
        <text:list-item>
          <text:p text:style-name="P27">Visual Science Training Program Fellowship (2015-2016)</text:p>
        </text:list-item>
        <text:list-item>
          <text:p text:style-name="P27">Neural Engineering Training Initiative Fellowship (2012-2013)</text:p>
        </text:list-item>
        <text:list-item>
          <text:p text:style-name="P27">Various Business plan awards for my senior design project totalling $18,000 (2009)</text:p>
        </text:list-item>
        <text:list-item>
          <text:p text:style-name="P27">Featured on the front page of the Raleigh News &amp; Observer, Charlotte Observer, NCSU News Services, Daily Tarheel, Spring 2009</text:p>
        </text:list-item>
        <text:list-item>
          <text:p text:style-name="P27">Dean’s List 2005-2009</text:p>
        </text:list-item>
      </text:list>
      <text:p text:style-name="P19"><text:bookmark text:name="_equ7ccpkkjz6"/><text:soft-page-break/>Work Experience</text:p>
      <text:p text:style-name="P15"><text:span text:style-name="T11">Johns Hopkins University, </text:span><text:span text:style-name="T6">Baltimore, MD</text:span></text:p>
      <text:p text:style-name="P15"><text:span text:style-name="T10">PhD Student</text:span><text:span text:style-name="T6">, August 2012 to present (expected defense Feb 2018)</text:span></text:p>
      <text:list xml:id="list7823359275057300137" text:style-name="WWNum4">
        <text:list-item>
          <text:p text:style-name="P31">Created an image-computable model of inter-object comparisons to explain how unique visual objects attract attention</text:p>
        </text:list-item>
        <text:list-item>
          <text:p text:style-name="P31">Showed that only the inter-object comparison model predicts the visual salience of unique objects</text:p>
        </text:list-item>
        <text:list-item>
          <text:p text:style-name="P31">Developed a psychophysical experiment to test underlying assumptions of visual saliency models in research participants without task training</text:p>
        </text:list-item>
        <text:list-item>
          <text:p text:style-name="P31">Awarded a two-year fellowship from the Visual Science Training Program</text:p>
        </text:list-item>
        <text:list-item>
          <text:p text:style-name="P31">Implemented an accelerated jitter algorithm for the detection of synchrony at fine time scales in neural recordings</text:p>
        </text:list-item>
        <text:list-item>
          <text:p text:style-name="P31">Built a Spiking Neuronal Models to analyze the inference of changes in shared input due to changes in synchrony measures</text:p>
        </text:list-item>
      </text:list>
      <text:p text:style-name="P16"/>
      <text:p text:style-name="P15"><text:span text:style-name="T2">3 Phoenix Inc, </text:span><text:span text:style-name="T1">Wake Forest, NC</text:span></text:p>
      <text:p text:style-name="P9"><text:span text:style-name="T3">Systems Engineer:</text:span><text:span text:style-name="T1"> June 2009 to </text:span><text:span text:style-name="T6">June 2012</text:span></text:p>
      <text:list xml:id="list157347172873843791" text:style-name="WWNum6">
        <text:list-item>
          <text:p text:style-name="P32">Developed the towed array design for the passive detection portion of the Torpedo Warning System (TWS), deployed on USS George H.W. Bush (6/13/2013)</text:p>
        </text:list-item>
        <text:list-item>
          <text:p text:style-name="P32">Analyzed and modeled sparsely populated broadband sonar arrays for the purposes of range estimation. Analysis informed array design and performance predictions of the TWS</text:p>
        </text:list-item>
        <text:list-item>
          <text:p text:style-name="P32">Designed a towed sensor array shape estimation algorithm based on heading sensors and MEMS gyroscopes implemented on the TWS</text:p>
        </text:list-item>
      </text:list>
      <text:list xml:id="list5756514597663610351" text:style-name="WWNum2">
        <text:list-item>
          <text:p text:style-name="P35">Sonar array algorithm design, including beamforming, the MUSIC algorithm, and Kalman filtering</text:p>
        </text:list-item>
        <text:list-item>
          <text:p text:style-name="P35">Developed a set of spectral features and a classifier to label range estimates as low-quality</text:p>
        </text:list-item>
        <text:list-item>
          <text:p text:style-name="P34"><text:span text:style-name="T1">Studied convex optimization, simulated annealing and other </text:span><text:span text:style-name="T6">stochastic </text:span><text:span text:style-name="T1">optimization </text:span><text:span text:style-name="T6">methods</text:span></text:p>
        </text:list-item>
        <text:list-item>
          <text:p text:style-name="P35">Developed a lake test plan for a sonar array and low-level processing implemented in November 2011</text:p>
        </text:list-item>
        <text:list-item>
          <text:p text:style-name="P35">Developed an improvement in passive torpedo processing based on using a spatial window for the beamspace MUSIC algorithm</text:p>
        </text:list-item>
      </text:list>
      <text:p text:style-name="P12"/>
      <text:p text:style-name="P11"/>
      <text:p text:style-name="P11"/>
      <text:p text:style-name="P9"><text:span text:style-name="T2">Engineering Entrepreneurs Program, </text:span><text:span text:style-name="T4">NC State University, </text:span><text:span text:style-name="T1">Raleigh, NC</text:span></text:p>
      <text:p text:style-name="P1"><text:span text:style-name="T1"><text:tab/></text:span><text:span text:style-name="T3">medCount eTeam Leader: </text:span><text:span text:style-name="T1">August 2008 to May 2009</text:span></text:p>
      <text:list xml:id="list160303931065852" text:continue-numbering="true" text:style-name="WWNum2">
        <text:list-item>
          <text:p text:style-name="P35">Developed a low-cost tuberculosis diagnostic device for use in third world countries</text:p>
        </text:list-item>
        <text:list-item>
          <text:p text:style-name="P35">Managed eight eTeam members in developing image processing software for the device</text:p>
        </text:list-item>
      </text:list>
      <text:p text:style-name="P2"><text:tab/></text:p>
      <text:p text:style-name="P36">Engineering Entrepreneurs Program (Cont’d)</text:p>
      <text:list xml:id="list160305040436760" text:continue-numbering="true" text:style-name="WWNum2">
        <text:list-item>
          <text:p text:style-name="P35">Wrote a business plan for launching the device</text:p>
        </text:list-item>
        <text:list-item>
          <text:p text:style-name="P35">Received $3000 in grant funding </text:p>
        </text:list-item>
        <text:list-item>
          <text:p text:style-name="P35">Team received $10,000 in prize money from the NC state eGames</text:p>
        </text:list-item>
      </text:list>
      <text:p text:style-name="P2"/>
      <text:p text:style-name="P18"><text:soft-page-break/><text:span text:style-name="T11">S</text:span><text:span text:style-name="T2">tatistical Signal Processing Applied to Cochlear Implants and Subsurface Sensing <text:tab/><text:tab/>(SSPACISS) Laboratory,</text:span><text:span text:style-name="T4"> Duke University</text:span><text:span text:style-name="T2">,</text:span><text:span text:style-name="T3"> </text:span><text:span text:style-name="T1">Durham, NC</text:span></text:p>
      <text:p text:style-name="P1"><text:span text:style-name="T2"><text:tab/></text:span><text:span text:style-name="T3">Cochlear Implant Research Assistant:</text:span><text:span text:style-name="T1"> May 2007 to August 2007</text:span></text:p>
      <text:list xml:id="list798209169742221793" text:style-name="WWNum5">
        <text:list-item>
          <text:p text:style-name="P37">Initiated a project to better train cochlear implant subjects to hear music</text:p>
        </text:list-item>
        <text:list-item>
          <text:p text:style-name="P37">Edited assembly code for a cochlear implant research device</text:p>
        </text:list-item>
        <text:list-item>
          <text:p text:style-name="P37">Wrote accompanying Visual Basic and MATLAB code <text:s/></text:p>
        </text:list-item>
        <text:list-item>
          <text:p text:style-name="P37">Resynthesized implant signals into simulated audio</text:p>
        </text:list-item>
      </text:list>
      <text:p text:style-name="P13"/>
      <text:p text:style-name="P9"><text:span text:style-name="T2">Brain Imaging and Analysis Center</text:span><text:span text:style-name="T1">, </text:span><text:span text:style-name="T4">Duke University</text:span><text:span text:style-name="T2">,</text:span><text:span text:style-name="T1"> Durham, NC</text:span></text:p>
      <text:p text:style-name="P1"><text:span text:style-name="T1"><text:tab/></text:span><text:span text:style-name="T3">Research Assistant:</text:span><text:span text:style-name="T1"> June 2006 to August 2006</text:span></text:p>
      <text:list xml:id="list7297865008936552492" text:style-name="WWNum7">
        <text:list-item>
          <text:p text:style-name="P39">Programmed Stimuli for fMRI research using MATLAB</text:p>
        </text:list-item>
        <text:list-item>
          <text:p text:style-name="P39">Ran subjects for fMRI experiments</text:p>
        </text:list-item>
      </text:list>
      <text:p text:style-name="P3"/>
      <text:p text:style-name="P1"><text:span text:style-name="T1"><text:tab/></text:span><text:span text:style-name="T2">Radiation Oncology Lab,</text:span><text:span text:style-name="T1"> </text:span><text:span text:style-name="T4">University of North Carolina, </text:span><text:span text:style-name="T1">Chapel Hill, NC</text:span></text:p>
      <text:p text:style-name="P1"><text:span text:style-name="T1"><text:tab/></text:span><text:span text:style-name="T3">Lab Technician:</text:span><text:span text:style-name="T4"> </text:span><text:span text:style-name="T1">June 2005 to August 2005</text:span></text:p>
      <text:list xml:id="list3338814855257875492" text:style-name="WWNum1">
        <text:list-item>
          <text:p text:style-name="P38">Worked under a sterile hood</text:p>
        </text:list-item>
        <text:list-item>
          <text:p text:style-name="P38">Prepared Bacto-agar plates</text:p>
        </text:list-item>
        <text:list-item>
          <text:p text:style-name="P38">Cleaned glassware using an autoclave</text:p>
        </text:list-item>
        <text:list-item>
          <text:p text:style-name="P38"><text:s/>Monitored water levels in incubators and water baths and liquid nitrogen levels for long term cell storage</text:p>
        </text:list-item>
      </text:list>
      <text:p text:style-name="P19"><text:bookmark text:name="_cq1kx0rg5nrx"/>Activities</text:p>
      <text:list xml:id="list160305069389390" text:continue-list="list1155497632064914866" text:style-name="WWNum3">
        <text:list-item>
          <text:p text:style-name="P27">Mentor for high school and undergraduate students in the Niebur lab, 2015 - 2018</text:p>
        </text:list-item>
        <text:list-item>
          <text:p text:style-name="P29">TA for Introduction to Scientific Computing in BME, Spring 2016</text:p>
        </text:list-item>
        <text:list-item>
          <text:p text:style-name="P28"><text:span text:style-name="T6">Reviewer for </text:span><text:span text:style-name="T8">Neural Computation</text:span><text:span text:style-name="T6"> (2016)</text:span></text:p>
        </text:list-item>
        <text:list-item>
          <text:p text:style-name="P29">TA for Systems Bioengineering Lab I, <text:s/>Fall 2014</text:p>
        </text:list-item>
        <text:list-item>
          <text:p text:style-name="P29">Graduate Representative Organization member for the BME department, 2013 - 2015</text:p>
        </text:list-item>
        <text:list-item>
          <text:p text:style-name="P28"><text:span text:style-name="T1">Triangle Flying Disc Association Winter &amp; Summer League, 2002 - </text:span><text:span text:style-name="T6">2012</text:span></text:p>
        </text:list-item>
        <text:list-item>
          <text:p text:style-name="P28"><text:span text:style-name="T1">Universities Study Abroad Consortium Summer Program</text:span><text:span text:style-name="T2">, </text:span><text:span text:style-name="T1">Chengdu, China; <text:s/>Summer 2008</text:span></text:p>
          <text:list>
            <text:list-item>
              <text:p text:style-name="P33">Classes in intermediate conversation, reading and writing Mandarin Chinese</text:p>
            </text:list-item>
            <text:list-item>
              <text:p text:style-name="P33">Travel to Beijing and surrounding areas</text:p>
            </text:list-item>
          </text:list>
        </text:list-item>
        <text:list-item>
          <text:p text:style-name="P30">NCSU Ultimate Frisbee, 2005-2008</text:p>
        </text:list-item>
      </text:list>
      <text:p text:style-name="P2"/>
      <text:p text:style-name="P19"><text:bookmark text:name="_5resas3s1znv"/>Skills</text:p>
      <text:p text:style-name="P14"><text:span text:style-name="T8">Computer:</text:span><text:span text:style-name="T6"> MATLAB, Assembly, Visual basic, JAVA, basic HTML, and JavaScript</text:span></text:p>
      <text:p text:style-name="P14"><text:span text:style-name="T8">Business: </text:span><text:span text:style-name="T6">Grant writing, team management, business plan writing, and market research</text:span></text:p>
      <text:p text:style-name="P14"><text:span text:style-name="T8">Language:</text:span><text:span text:style-name="T6"> Intermediate Mandarin Chinese and Spanish</text:span></text:p>
      <text:p text:style-name="P17"><text:span text:style-name="T8">Laboratory:</text:span><text:span text:style-name="T6"> Competent in a wet lab environ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pt" fo:font-style="normal" style:text-underline-style="none" fo:font-weight="normal" style:font-name-asian="Times New Roman2" style:font-family-asian="'Times New Roman'" style:font-family-generic-asian="system" style:font-pitch-asian="variable" style:font-size-asian="9pt" style:font-style-asian="normal" style:font-weight-asian="normal" style:font-name-complex="Times New Roman2" style:font-family-complex="'Times New Roman'" style:font-family-generic-complex="system" style:font-pitch-complex="variable" style:font-size-complex="9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9pt" style:text-underline-style="none" style:font-size-asian="9pt" style:font-size-complex="9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9pt" style:text-underline-style="none" style:font-size-asian="9pt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9898in" fo:margin-left="0.9898in"/>
        </style:list-level-properties>
        <style:text-properties style:font-name="Verdana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1.4898in" fo:margin-left="1.4898in"/>
        </style:list-level-properties>
        <style:text-properties style:font-name="Courier New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1.9898in" fo:margin-left="1.9898in"/>
        </style:list-level-properties>
        <style:text-properties style:font-name="Verdana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2.4898in" fo:margin-left="2.4898in"/>
        </style:list-level-properties>
        <style:text-properties style:font-name="Verdana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2.9898in" fo:margin-left="2.9898in"/>
        </style:list-level-properties>
        <style:text-properties style:font-name="Courier New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3.4898in" fo:margin-left="3.4898in"/>
        </style:list-level-properties>
        <style:text-properties style:font-name="Verdana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3.9898in" fo:margin-left="3.9898in"/>
        </style:list-level-properties>
        <style:text-properties style:font-name="Verdana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4.4898in" fo:margin-left="4.4898in"/>
        </style:list-level-properties>
        <style:text-properties style:font-name="Courier New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4.9898in" fo:margin-left="4.9898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Times New Roman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margin-left="0.4925in"/>
        </style:list-level-properties>
        <style:text-properties style:font-name="Verdana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margin-left="0.9925in"/>
        </style:list-level-properties>
        <style:text-properties style:font-name="Verdana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margin-left="1.4925in"/>
        </style:list-level-properties>
        <style:text-properties style:font-name="Verdana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margin-left="1.9925in"/>
        </style:list-level-properties>
        <style:text-properties style:font-name="Verdana"/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margin-left="2.4925in"/>
        </style:list-level-properties>
        <style:text-properties style:font-name="Verdana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margin-left="2.9925in"/>
        </style:list-level-properties>
        <style:text-properties style:font-name="Verdana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margin-left="3.4925in"/>
        </style:list-level-properties>
        <style:text-properties style:font-name="Verdana"/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margin-left="3.9925in"/>
        </style:list-level-properties>
        <style:text-properties style:font-name="Verdana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margin-left="4.49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MP5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Times New Roman" fo:font-size="10pt" style:font-name-asian="Times New Roman2" style:font-size-asian="10pt" style:font-name-complex="Times New Roman2" style:font-size-complex="10pt"/>
    </style:style>
    <style:style style:name="MT2" style:family="text">
      <style:text-properties fo:color="#1155cc" style:font-name="Times New Roman" fo:font-size="10pt" style:text-underline-style="solid" style:text-underline-width="auto" style:text-underline-color="font-color" style:font-name-asian="Times New Roman2" style:font-size-asian="10pt" style:font-name-complex="Times New Roman2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0.7874in" fo:margin-right="0.7874in" style:writing-mode="lr-tb" style:layout-grid-color="#c0c0c0" style:layout-grid-lines="214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402in" fo:margin-left="0in" fo:margin-right="0in" fo:margin-bottom="1in" fo:background-color="transparent" style:dynamic-spacing="true" draw:fill="non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>Daniel M. Jeck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2">Daniel M. Jeck</text:p>
        <text:p text:style-name="MP3">1020 Park Avenue #406<text:tab/><text:tab/><text:tab/><text:tab/><text:tab/><text:tab/><text:tab/><text:tab/> <text:s text:c="2"/>Email: danny.jeck@gmail.com</text:p>
        <text:p text:style-name="MP4"><text:span text:style-name="MT1">Baltimore, MD 21201<text:tab/><text:tab/><text:tab/><text:tab/><text:tab/><text:tab/><text:tab/><text:tab/> <text:s text:c="5"/></text:span><text:a xlink:type="simple" xlink:href="https://github.com/dannyjeck" text:style-name="Internet_20_link" text:visited-style-name="Visited_20_Internet_20_Link"><text:span text:style-name="MT2">https://github.com/dannyjeck</text:span></text:a></text:p>
        <text:p text:style-name="MP3">Phone: 919-949-1779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0-19T16:03:03.424268285</dc:date>
    <dc:creator>Danny Jeck</dc:creator>
    <meta:editing-duration>PT1M36S</meta:editing-duration>
    <meta:editing-cycles>1</meta:editing-cycles>
    <meta:document-statistic meta:table-count="0" meta:image-count="0" meta:object-count="0" meta:page-count="3" meta:paragraph-count="90" meta:word-count="917" meta:character-count="6184" meta:non-whitespace-character-count="5360"/>
  </office:meta>
</office:document-meta>
</file>